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host-&gt;child <text:s/>(the client becomes the host of the server it connected to)</text:p>
      <text:p text:style-name="Standard"><text:tab/><text:tab/><text:tab/>1: child-&gt;host 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><text:tab/><text:tab/><text:tab/>2: if type host-&gt;child: Already has a host</text:p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Host communication:</text:p>
      <text:p text:style-name="Standard"/>
      <text:p text:style-name="Standard"><text:span text:style-name="T1">workmode</text:span><text:tab/><text:tab/> (child-&gt;host)</text:p>
      <text:p text:style-name="Standard"/>
      <text:p text:style-name="Standard">0: UPDATESTATUS</text:p>
      <text:p text:style-name="Standard"><text:tab/>Tells the host the current status</text:p>
      <text:p text:style-name="Standard"><text:tab/>params:</text:p>
      <text:p text:style-name="P4">isidle: byteboolean</text:p>
      <text:p text:style-name="P3">totalthreadcount: integer – number of threads total (local threads and the threads of it's children)</text:p>
      <text:p text:style-name="P4">pathsevaluated: qword</text:p>
      <text:p text:style-name="P4">pathspersecond: qword</text:p>
      <text:p text:style-name="P4">localqueuecount: integer – pathqueuelength+overflowqueuelength</text:p>
      <text:p text:style-name="P4">scanid: integer</text:p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host reports that a new scan is done (your scanid doesn't match)</text:p>
      <text:p text:style-name="P5"><text:tab/><text:tab/><text:tab/><text:tab/>params: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integer;</text:p>
      <text:p text:style-name="P8">mustEndWithSpecificOffsetList: dword[ mustEndWithSpecificOffsetListSize]</text:p>
      <text:p text:style-name="P7">scandatafilecount: integer</text:p>
      <text:p text:style-name="P7">scandata: </text:p>
      <text:p text:style-name="P7"><text:tab/>record [scandatafilecount]</text:p>
      <text:p text:style-name="P7"><text:tab/><text:tab/>addresstofind: qword</text:p>
      <text:p text:style-name="P7"><text:tab/><text:tab/>ismain: byteboolean<text:tab/><text:tab/></text:p>
      <text:p text:style-name="P7"><text:tab/><text:tab/>size: qword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><text:soft-page-break/></text:p>
      <text:p text:style-name="P7"/>
      <text:p text:style-name="P5"><text:tab/><text:tab/></text:p>
      <text:p text:style-name="P4"><text:tab/>1: REQUESTPATHS</text:p>
      <text:p text:style-name="P4"><text:tab/><text:tab/>The host wants some of your paths</text:p>
      <text:p text:style-name="P4"/>
      <text:p text:style-name="P4"><text:tab/><text:tab/>params:</text:p>
      <text:p text:style-name="P4"><text:tab/><text:tab/><text:tab/>maxcount: integer</text:p>
      <text:p text:style-name="P4"/>
      <text:p text:style-name="P4"><text:tab/><text:tab/>reply:</text:p>
      <text:p text:style-name="P4"><text:tab/><text:tab/><text:tab/>count: integer</text:p>
      <text:p text:style-name="P4"><text:tab/><text:tab/><text:tab/>pathqueue: pathquelement[count]</text:p>
      <text:p text:style-name="P4"/>
      <text:p text:style-name="P4"><text:tab/>2: RECEIVEPATHS</text:p>
      <text:p text:style-name="P4"><text:tab/><text:tab/>The host has some paths for you</text:p>
      <text:p text:style-name="P4"><text:tab/><text:tab/>params:</text:p>
      <text:p text:style-name="P4"><text:tab/><text:tab/><text:tab/>count: integer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boolean(0=success)</text:p>
      <text:p text:style-name="P4"/>
      <text:p text:style-name="P4"/>
      <text:p text:style-name="P4"/>
      <text:p text:style-name="Standard"/>
      <text:p text:style-name="Standard">1: AMITRUSTED</text:p>
      <text:p text:style-name="Standard"><text:tab/>Asks the hos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2: SENDPATHS</text:p>
      <text:p text:style-name="Standard"><text:tab/>Send some paths to the hos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3: REQUESTPATHS</text:p>
      <text:p text:style-name="Standard"><text:tab/>Request some paths from the host</text:p>
      <text:p text:style-name="Standard"><text:tab/>params:</text:p>
      <text:p text:style-name="Standard"><text:tab/><text:tab/>mycount: integer – number of paths the child currently has</text:p>
      <text:p text:style-name="Standard"><text:soft-page-break/></text:p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4: UPLOADRESULTS</text:p>
      <text:p text:style-name="Standard"><text:tab/>Send the current results to the host</text:p>
      <text:p text:style-name="Standard"><text:tab/>params:</text:p>
      <text:p text:style-name="Standard"><text:tab/><text:tab/>streamsize: integer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/>
      <text:p text:style-name="Standard"/>
      <text:p text:style-name="Standard">5: PREPAREFORMYTERMINATION</text:p>
      <text:p text:style-name="Standard"><text:tab/>Tells the hos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hos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7T01:21:17.71</dc:date>
    <dc:creator>Eric Heijnen</dc:creator>
    <meta:editing-duration>P1DT2H25M6S</meta:editing-duration>
    <meta:editing-cycles>45</meta:editing-cycles>
    <meta:generator>OpenOffice/4.1.1$Win32 OpenOffice.org_project/411m6$Build-9775</meta:generator>
    <meta:document-statistic meta:table-count="0" meta:image-count="0" meta:object-count="0" meta:page-count="4" meta:paragraph-count="118" meta:word-count="377" meta:character-count="2909"/>
  </office:meta>
</office:document-meta>
</file>